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8cm" fo:min-width="2.506cm" fo:padding-top="0.231cm" fo:padding-bottom="0.231cm" fo:padding-left="0.356cm" fo:padding-right="0.356cm" draw:shadow="hidden"/>
    </style:style>
    <style:style style:name="gr2" style:family="graphic" style:parent-style-name="objectwithoutfill">
      <style:graphic-properties svg:stroke-width="0.106cm" svg:stroke-color="#00000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3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8cm" fo:min-width="3.214cm" fo:padding-top="0.231cm" fo:padding-bottom="0.231cm" fo:padding-left="0.356cm" fo:padding-right="0.356cm" draw:shadow="hidden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text-properties fo:color="#ff0000" loext:opacity="100%"/>
    </style:style>
    <style:style style:name="P5" style:family="paragraph">
      <loext:graphic-properties draw:fill="none" draw:fill-color="#ffffff"/>
      <style:text-properties fo:color="#ff0000" loext:opacity="100%"/>
    </style:style>
    <style:style style:name="T1" style:family="text">
      <style:text-properties fo:color="#ff0000" loext:opacity="100%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.749cm" svg:height="2.499cm" svg:x="3.5cm" svg:y="1cm" svg:viewBox="0 0 2750 2500" svg:d="M364 1250c0-434-125-861-364-1242 86-5 172-8 258-8 446 0 883 71 1269 206 385 135 706 329 928 563 143 150 242 313 295 481-53 169-152 331-295 481-222 234-543 428-928 563-386 135-823 206-1269 206-86 0-172-2-258-8 239-381 364-808 364-1242z">
          <text:p/>
        </draw:path>
        <draw:line draw:style-name="gr2" draw:text-style-name="P1" draw:layer="layout" svg:x1="2.25cm" svg:y1="1.25cm" svg:x2="3.5cm" svg:y2="1.25cm">
          <text:p/>
        </draw:line>
        <draw:line draw:style-name="gr2" draw:text-style-name="P1" draw:layer="layout" svg:x1="2.25cm" svg:y1="1.75cm" svg:x2="3.75cm" svg:y2="1.75cm">
          <text:p/>
        </draw:line>
        <draw:line draw:style-name="gr2" draw:text-style-name="P1" draw:layer="layout" svg:x1="2.25cm" svg:y1="2.25cm" svg:x2="3.75cm" svg:y2="2.25cm">
          <text:p/>
        </draw:line>
        <draw:line draw:style-name="gr2" draw:text-style-name="P1" draw:layer="layout" svg:x1="2.25cm" svg:y1="2.75cm" svg:x2="3.75cm" svg:y2="2.75cm">
          <text:p/>
        </draw:line>
        <draw:line draw:style-name="gr2" draw:text-style-name="P1" draw:layer="layout" svg:x1="2.25cm" svg:y1="3.25cm" svg:x2="3.5cm" svg:y2="3.25cm">
          <text:p/>
        </draw:line>
        <draw:path draw:style-name="gr1" draw:text-style-name="P1" draw:layer="layout" svg:width="2.749cm" svg:height="2.499cm" svg:x="5.75cm" svg:y="5.25cm" svg:viewBox="0 0 2750 2500" svg:d="M364 1250c0-434-125-861-364-1242 86-5 172-8 258-8 446 0 883 71 1269 206 385 135 706 329 928 563 143 150 242 313 295 481-53 169-152 331-295 481-222 234-543 428-928 563-386 135-823 206-1269 206-86 0-172-2-258-8 239-381 364-808 364-1242z">
          <text:p/>
        </draw:path>
        <draw:line draw:style-name="gr2" draw:text-style-name="P1" draw:layer="layout" svg:x1="6.25cm" svg:y1="2.25cm" svg:x2="7.75cm" svg:y2="2.25cm">
          <text:p/>
        </draw:line>
        <draw:line draw:style-name="gr2" draw:text-style-name="P1" draw:layer="layout" svg:x1="7.75cm" svg:y1="4.25cm" svg:x2="7.75cm" svg:y2="2.25cm">
          <text:p/>
        </draw:line>
        <draw:line draw:style-name="gr2" draw:text-style-name="P1" draw:layer="layout" svg:x1="7.75cm" svg:y1="4.25cm" svg:x2="4.5cm" svg:y2="4.25cm">
          <text:p/>
        </draw:line>
        <draw:line draw:style-name="gr2" draw:text-style-name="P1" draw:layer="layout" svg:x1="4.5cm" svg:y1="5.75cm" svg:x2="4.5cm" svg:y2="4.25cm">
          <text:p/>
        </draw:line>
        <draw:line draw:style-name="gr2" draw:text-style-name="P1" draw:layer="layout" svg:x1="4.5cm" svg:y1="5.75cm" svg:x2="6cm" svg:y2="5.75cm">
          <text:p/>
        </draw:line>
        <draw:line draw:style-name="gr2" draw:text-style-name="P1" draw:layer="layout" svg:x1="3.75cm" svg:y1="6.5cm" svg:x2="6cm" svg:y2="6.5cm">
          <text:p/>
        </draw:line>
        <draw:line draw:style-name="gr2" draw:text-style-name="P1" draw:layer="layout" svg:x1="3.75cm" svg:y1="7.25cm" svg:x2="6cm" svg:y2="7.25cm">
          <text:p/>
        </draw:line>
        <draw:line draw:style-name="gr2" draw:text-style-name="P1" draw:layer="layout" svg:x1="8.5cm" svg:y1="6.5cm" svg:x2="9.75cm" svg:y2="6.5cm">
          <text:p/>
        </draw:line>
        <draw:line draw:style-name="gr2" draw:text-style-name="P1" draw:layer="layout" svg:x1="7.75cm" svg:y1="2.25cm" svg:x2="9.25cm" svg:y2="2.25cm">
          <text:p/>
        </draw:line>
        <draw:frame draw:style-name="gr3" draw:text-style-name="P2" draw:layer="layout" svg:width="3cm" svg:height="0.962cm" svg:x="7.25cm" svg:y="1.288cm">
          <draw:text-box>
            <text:p>ARITM</text:p>
          </draw:text-box>
        </draw:frame>
        <draw:frame draw:style-name="gr4" draw:text-style-name="P2" draw:layer="layout" svg:width="2cm" svg:height="1.673cm" svg:x="8.25cm" svg:y="5.5cm">
          <draw:text-box>
            <text:p>REF</text:p>
          </draw:text-box>
        </draw:frame>
        <draw:custom-shape draw:style-name="gr5" draw:text-style-name="P3" draw:layer="layout" svg:width="0.5cm" svg:height="0.5cm" svg:x="7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cm" svg:height="0.962cm" svg:x="0.5cm" svg:y="0.75cm">
          <draw:text-box>
            <text:p>NOT</text:p>
          </draw:text-box>
        </draw:frame>
        <draw:frame draw:style-name="gr6" draw:text-style-name="P2" draw:layer="layout" svg:width="2cm" svg:height="0.962cm" svg:x="0.5cm" svg:y="1.25cm">
          <draw:text-box>
            <text:p>ADD</text:p>
          </draw:text-box>
        </draw:frame>
        <draw:frame draw:style-name="gr6" draw:text-style-name="P2" draw:layer="layout" svg:width="2cm" svg:height="0.962cm" svg:x="0.5cm" svg:y="1.788cm">
          <draw:text-box>
            <text:p>XOR</text:p>
          </draw:text-box>
        </draw:frame>
        <draw:frame draw:style-name="gr6" draw:text-style-name="P2" draw:layer="layout" svg:width="2cm" svg:height="0.962cm" svg:x="0.5cm" svg:y="2.288cm">
          <draw:text-box>
            <text:p>AND</text:p>
          </draw:text-box>
        </draw:frame>
        <draw:frame draw:style-name="gr6" draw:text-style-name="P2" draw:layer="layout" svg:width="2cm" svg:height="0.962cm" svg:x="0.5cm" svg:y="2.788cm">
          <draw:text-box>
            <text:p>IOR</text:p>
          </draw:text-box>
        </draw:frame>
        <draw:frame draw:style-name="gr6" draw:text-style-name="P2" draw:layer="layout" svg:width="2cm" svg:height="0.962cm" svg:x="2cm" svg:y="6.038cm">
          <draw:text-box>
            <text:p>LDA</text:p>
          </draw:text-box>
        </draw:frame>
        <draw:frame draw:style-name="gr6" draw:text-style-name="P2" draw:layer="layout" svg:width="2cm" svg:height="0.962cm" svg:x="2cm" svg:y="6.75cm">
          <draw:text-box>
            <text:p>STA</text:p>
          </draw:text-box>
        </draw:frame>
      </draw:page>
      <draw:page draw:name="page2" draw:style-name="dp1" draw:master-page-name="Standard">
        <draw:path draw:style-name="gr7" draw:text-style-name="P1" draw:layer="layout" svg:width="2.75cm" svg:height="2.93cm" svg:x="3.5cm" svg:y="3.5cm" svg:viewBox="0 0 2751 2931" svg:d="M0 0c459 11 908 78 1307 195 439 129 804 314 1057 537 254 223 387 476 387 734 0 257-133 510-387 733-253 223-618 408-1057 537-399 117-848 184-1307 195z">
          <text:p/>
        </draw:path>
        <draw:line draw:style-name="gr2" draw:text-style-name="P1" draw:layer="layout" svg:x1="2.25cm" svg:y1="5cm" svg:x2="3.5cm" svg:y2="5cm">
          <text:p/>
        </draw:line>
        <draw:line draw:style-name="gr2" draw:text-style-name="P1" draw:layer="layout" svg:x1="2.25cm" svg:y1="4cm" svg:x2="3.5cm" svg:y2="4cm">
          <text:p/>
        </draw:line>
        <draw:line draw:style-name="gr2" draw:text-style-name="P1" draw:layer="layout" svg:x1="2.25cm" svg:y1="6cm" svg:x2="3.5cm" svg:y2="6cm">
          <text:p/>
        </draw:line>
        <draw:frame draw:style-name="gr6" draw:text-style-name="P2" draw:layer="layout" svg:width="1cm" svg:height="0.962cm" svg:x="1.25cm" svg:y="3.538cm">
          <draw:text-box>
            <text:p>F</text:p>
          </draw:text-box>
        </draw:frame>
        <draw:frame draw:style-name="gr6" draw:text-style-name="P5" draw:layer="layout" svg:width="2cm" svg:height="0.962cm" svg:x="0.75cm" svg:y="4.538cm">
          <draw:text-box>
            <text:p text:style-name="P4"><text:span text:style-name="T1">CP7</text:span></text:p>
          </draw:text-box>
        </draw:frame>
        <draw:frame draw:style-name="gr3" draw:text-style-name="P2" draw:layer="layout" svg:width="3cm" svg:height="0.962cm" svg:x="0cm" svg:y="5.5cm">
          <draw:text-box>
            <text:p>ARITM</text:p>
          </draw:text-box>
        </draw:frame>
        <draw:line draw:style-name="gr2" draw:text-style-name="P1" draw:layer="layout" svg:x1="6.25cm" svg:y1="5cm" svg:x2="6.75cm" svg:y2="5cm">
          <text:p/>
        </draw:line>
        <draw:line draw:style-name="gr2" draw:text-style-name="P1" draw:layer="layout" svg:x1="6.75cm" svg:y1="4cm" svg:x2="6.75cm" svg:y2="5cm">
          <text:p/>
        </draw:line>
        <draw:line draw:style-name="gr2" draw:text-style-name="P1" draw:layer="layout" svg:x1="6.75cm" svg:y1="4cm" svg:x2="7.25cm" svg:y2="4cm">
          <text:p/>
        </draw:line>
        <draw:line draw:style-name="gr2" draw:text-style-name="P1" draw:layer="layout" svg:x1="6.75cm" svg:y1="6cm" svg:x2="6.75cm" svg:y2="5cm">
          <text:p/>
        </draw:line>
        <draw:line draw:style-name="gr2" draw:text-style-name="P1" draw:layer="layout" svg:x1="6.75cm" svg:y1="6cm" svg:x2="7.25cm" svg:y2="6cm">
          <text:p/>
        </draw:line>
        <draw:custom-shape draw:style-name="gr5" draw:text-style-name="P3" draw:layer="layout" svg:width="0.5cm" svg:height="0.5cm" svg:x="6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25cm" svg:height="2.384cm" svg:x="7.25cm" svg:y="2.5cm">
          <draw:text-box>
            <text:p>A on</text:p>
            <text:p>Data Bus</text:p>
          </draw:text-box>
        </draw:frame>
        <draw:frame draw:style-name="gr8" draw:text-style-name="P2" draw:layer="layout" svg:width="2.25cm" svg:height="2.384cm" svg:x="7.25cm" svg:y="5.116cm">
          <draw:text-box>
            <text:p>Z off</text:p>
            <text:p>Data Bus</text:p>
          </draw:text-box>
        </draw:frame>
      </draw:page>
      <draw:page draw:name="page3" draw:style-name="dp1" draw:master-page-name="Standard">
        <draw:path draw:style-name="gr7" draw:text-style-name="P1" draw:layer="layout" svg:width="2.75cm" svg:height="2.93cm" svg:x="3.5cm" svg:y="3.5cm" svg:viewBox="0 0 2751 2931" svg:d="M0 0c459 11 908 78 1307 195 439 129 804 314 1057 537 254 223 387 476 387 734 0 257-133 510-387 733-253 223-618 408-1057 537-399 117-848 184-1307 195z">
          <text:p/>
        </draw:path>
        <draw:line draw:style-name="gr2" draw:text-style-name="P1" draw:layer="layout" svg:x1="2.25cm" svg:y1="5cm" svg:x2="3.5cm" svg:y2="5cm">
          <text:p/>
        </draw:line>
        <draw:line draw:style-name="gr2" draw:text-style-name="P1" draw:layer="layout" svg:x1="2.25cm" svg:y1="4cm" svg:x2="3.5cm" svg:y2="4cm">
          <text:p/>
        </draw:line>
        <draw:line draw:style-name="gr2" draw:text-style-name="P1" draw:layer="layout" svg:x1="2.25cm" svg:y1="6cm" svg:x2="3.5cm" svg:y2="6cm">
          <text:p/>
        </draw:line>
        <draw:frame draw:style-name="gr6" draw:text-style-name="P2" draw:layer="layout" svg:width="1cm" svg:height="0.962cm" svg:x="1.25cm" svg:y="3.538cm">
          <draw:text-box>
            <text:p>F</text:p>
          </draw:text-box>
        </draw:frame>
        <draw:frame draw:style-name="gr6" draw:text-style-name="P5" draw:layer="layout" svg:width="2cm" svg:height="0.962cm" svg:x="0.75cm" svg:y="4.538cm">
          <draw:text-box>
            <text:p text:style-name="P4"><text:span text:style-name="T1">CP8</text:span></text:p>
          </draw:text-box>
        </draw:frame>
        <draw:frame draw:style-name="gr6" draw:text-style-name="P2" draw:layer="layout" svg:width="2cm" svg:height="0.962cm" svg:x="0.5cm" svg:y="5.5cm">
          <draw:text-box>
            <text:p>REF</text:p>
          </draw:text-box>
        </draw:frame>
        <draw:line draw:style-name="gr2" draw:text-style-name="P1" draw:layer="layout" svg:x1="6.25cm" svg:y1="5cm" svg:x2="6.75cm" svg:y2="5cm">
          <text:p/>
        </draw:line>
        <draw:line draw:style-name="gr2" draw:text-style-name="P1" draw:layer="layout" svg:x1="6.75cm" svg:y1="4cm" svg:x2="6.75cm" svg:y2="5cm">
          <text:p/>
        </draw:line>
        <draw:line draw:style-name="gr2" draw:text-style-name="P1" draw:layer="layout" svg:x1="6.75cm" svg:y1="4cm" svg:x2="7.25cm" svg:y2="4cm">
          <text:p/>
        </draw:line>
        <draw:line draw:style-name="gr2" draw:text-style-name="P1" draw:layer="layout" svg:x1="6.75cm" svg:y1="6cm" svg:x2="6.75cm" svg:y2="5cm">
          <text:p/>
        </draw:line>
        <draw:line draw:style-name="gr2" draw:text-style-name="P1" draw:layer="layout" svg:x1="6.75cm" svg:y1="6cm" svg:x2="7.25cm" svg:y2="6cm">
          <text:p/>
        </draw:line>
        <draw:custom-shape draw:style-name="gr5" draw:text-style-name="P3" draw:layer="layout" svg:width="0.5cm" svg:height="0.5cm" svg:x="6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2.75cm" svg:height="3.095cm" svg:x="7.25cm" svg:y="2.5cm">
          <draw:text-box>
            <text:p>I<text:span text:style-name="T2">11-0</text:span> on</text:p>
            <text:p>Addr Bus</text:p>
          </draw:text-box>
        </draw:frame>
        <draw:frame draw:style-name="gr10" draw:text-style-name="P2" draw:layer="layout" svg:width="3cm" svg:height="2.384cm" svg:x="7.25cm" svg:y="5.116cm">
          <draw:text-box>
            <text:p>MAR off</text:p>
            <text:p>Addr Bus</text:p>
          </draw:text-box>
        </draw:frame>
      </draw:page>
      <draw:page draw:name="page4" draw:style-name="dp1" draw:master-page-name="Standard">
        <draw:path draw:style-name="gr7" draw:text-style-name="P1" draw:layer="layout" svg:width="2.75cm" svg:height="2.93cm" svg:x="4.5cm" svg:y="5.069cm" svg:viewBox="0 0 2751 2931" svg:d="M0 0c459 11 908 78 1307 195 439 129 804 314 1057 537 254 223 387 476 387 734 0 257-133 510-387 733-253 223-618 408-1057 537-399 117-848 184-1307 195z">
          <text:p/>
        </draw:path>
        <draw:line draw:style-name="gr2" draw:text-style-name="P1" draw:layer="layout" svg:x1="2.25cm" svg:y1="1.5cm" svg:x2="3.25cm" svg:y2="1.5cm">
          <text:p/>
        </draw:line>
        <draw:line draw:style-name="gr2" draw:text-style-name="P1" draw:layer="layout" svg:x1="2.25cm" svg:y1="2.75cm" svg:x2="3.25cm" svg:y2="2.75cm">
          <text:p/>
        </draw:line>
        <draw:frame draw:style-name="gr11" draw:text-style-name="P2" draw:layer="layout" svg:width="1.75cm" svg:height="0.962cm" svg:x="0.5cm" svg:y="2.288cm">
          <draw:text-box>
            <text:p>RAL</text:p>
          </draw:text-box>
        </draw:frame>
        <draw:frame draw:style-name="gr12" draw:text-style-name="P2" draw:layer="layout" svg:width="2cm" svg:height="0.962cm" svg:x="0.539cm" svg:y="0.981cm">
          <draw:text-box>
            <text:p>REF</text:p>
          </draw:text-box>
        </draw:frame>
        <draw:line draw:style-name="gr2" draw:text-style-name="P1" draw:layer="layout" svg:x1="5.75cm" svg:y1="2.25cm" svg:x2="6.25cm" svg:y2="2.25cm">
          <text:p/>
        </draw:line>
        <draw:line draw:style-name="gr2" draw:text-style-name="P1" draw:layer="layout" svg:x1="3.75cm" svg:y1="4cm" svg:x2="3.75cm" svg:y2="5.5cm">
          <text:p/>
        </draw:line>
        <draw:line draw:style-name="gr2" draw:text-style-name="P1" draw:layer="layout" svg:x1="6.25cm" svg:y1="4cm" svg:x2="6.25cm" svg:y2="2.25cm">
          <text:p/>
        </draw:line>
        <draw:line draw:style-name="gr2" draw:text-style-name="P1" draw:layer="layout" svg:x1="7.25cm" svg:y1="6.5cm" svg:x2="9.25cm" svg:y2="6.5cm">
          <text:p/>
        </draw:line>
        <draw:frame draw:style-name="gr13" draw:text-style-name="P2" draw:layer="layout" svg:width="3cm" svg:height="0.962cm" svg:x="7.25cm" svg:y="5.5cm">
          <draw:text-box>
            <text:p>SF←E</text:p>
          </draw:text-box>
        </draw:frame>
        <draw:path draw:style-name="gr1" draw:text-style-name="P1" draw:layer="layout" svg:width="2.749cm" svg:height="2.499cm" svg:x="3cm" svg:y="1cm" svg:viewBox="0 0 2750 2500" svg:d="M364 1250c0-434-125-861-364-1242 86-5 172-8 258-8 446 0 883 71 1269 206 385 135 706 329 928 563 143 150 242 313 295 481-53 169-152 331-295 481-222 234-543 428-928 563-386 135-823 206-1269 206-86 0-172-2-258-8 239-381 364-808 364-1242z">
          <text:p/>
        </draw:path>
        <draw:line draw:style-name="gr2" draw:text-style-name="P1" draw:layer="layout" svg:x1="6.25cm" svg:y1="4cm" svg:x2="3.75cm" svg:y2="4cm">
          <text:p/>
        </draw:line>
        <draw:line draw:style-name="gr2" draw:text-style-name="P1" draw:layer="layout" svg:x1="4.5cm" svg:y1="6.5cm" svg:x2="3.75cm" svg:y2="6.5cm">
          <text:p/>
        </draw:line>
        <draw:line draw:style-name="gr2" draw:text-style-name="P1" draw:layer="layout" svg:x1="4.5cm" svg:y1="5.5cm" svg:x2="3.75cm" svg:y2="5.5cm">
          <text:p/>
        </draw:line>
        <draw:line draw:style-name="gr2" draw:text-style-name="P1" draw:layer="layout" svg:x1="4.5cm" svg:y1="7.5cm" svg:x2="3.75cm" svg:y2="7.5cm">
          <text:p/>
        </draw:line>
        <draw:frame draw:style-name="gr6" draw:text-style-name="P2" draw:layer="layout" svg:width="1cm" svg:height="0.962cm" svg:x="3cm" svg:y="7.038cm">
          <draw:text-box>
            <text:p>F</text:p>
          </draw:text-box>
        </draw:frame>
        <draw:frame draw:style-name="gr6" draw:text-style-name="P5" draw:layer="layout" svg:width="2cm" svg:height="0.962cm" svg:x="2.25cm" svg:y="6cm">
          <draw:text-box>
            <text:p text:style-name="P4"><text:span text:style-name="T1">CP8</text:span></text:p>
          </draw:text-box>
        </draw:frame>
      </draw:page>
      <draw:page draw:name="page5" draw:style-name="dp1" draw:master-page-name="Standard">
        <draw:path draw:style-name="gr7" draw:text-style-name="P1" draw:layer="layout" svg:width="2.75cm" svg:height="2.93cm" svg:x="4.5cm" svg:y="5.5cm" svg:viewBox="0 0 2751 2931" svg:d="M0 0c459 11 908 78 1307 195 439 129 804 314 1057 537 254 223 387 476 387 734 0 257-133 510-387 733-253 223-618 408-1057 537-399 117-848 184-1307 195z">
          <text:p/>
        </draw:path>
        <draw:path draw:style-name="gr1" draw:text-style-name="P1" draw:layer="layout" svg:width="2.749cm" svg:height="2.499cm" svg:x="4.5cm" svg:y="2cm" svg:viewBox="0 0 2750 2500" svg:d="M364 1250c0-434-125-861-364-1242 86-5 172-8 258-8 446 0 883 71 1269 206 385 135 706 329 928 563 143 150 242 313 295 481-53 169-152 331-295 481-222 234-543 428-928 563-386 135-823 206-1269 206-86 0-172-2-258-8 239-381 364-808 364-1242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7T21:23:05.801817325</meta:creation-date>
    <dc:date>2020-12-07T21:56:41.417063833</dc:date>
    <meta:editing-duration>PT23M24S</meta:editing-duration>
    <meta:editing-cycles>4</meta:editing-cycles>
    <meta:generator>LibreOffice/7.0.1.2$Linux_X86_64 LibreOffice_project/00$Build-2</meta:generator>
    <meta:document-statistic meta:object-count="75"/>
  </office:meta>
</office:document-meta>
</file>